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15">
      <style:table-cell-properties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O(n²m³)</text:p>
          </table:table-cell>
          <table:table-cell office:value-type="string" table:style-name="ce2">
            <text:p>t</text:p>
          </table:table-cell>
          <table:table-cell table:number-columns-repeated="1638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50" table:style-name="ce3">
            <text:p>50</text:p>
          </table:table-cell>
          <table:table-cell office:value-type="float" office:value="3125000" table:style-name="ce3">
            <text:p>3125000</text:p>
          </table:table-cell>
          <table:table-cell office:value-type="float" office:value="1.41406E-2" table:style-name="ce3">
            <text:p>0,0141406</text:p>
          </table:table-cell>
          <table:table-cell table:number-columns-repeated="1638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00" table:style-name="ce3">
            <text:p>100</text:p>
          </table:table-cell>
          <table:table-cell office:value-type="float" office:value="100000000" table:style-name="ce3">
            <text:p>100000000</text:p>
          </table:table-cell>
          <table:table-cell office:value-type="float" office:value="0.11518100000000001" table:style-name="ce3">
            <text:p>0,115181</text:p>
          </table:table-cell>
          <table:table-cell table:number-columns-repeated="1638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50" table:style-name="ce3">
            <text:p>150</text:p>
          </table:table-cell>
          <table:table-cell office:value-type="float" office:value="759375000" table:style-name="ce3">
            <text:p>759375000</text:p>
          </table:table-cell>
          <table:table-cell office:value-type="float" office:value="0.33885199999999999" table:style-name="ce3">
            <text:p>0,338852</text:p>
          </table:table-cell>
          <table:table-cell table:number-columns-repeated="1638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00" table:style-name="ce3">
            <text:p>200</text:p>
          </table:table-cell>
          <table:table-cell office:value-type="float" office:value="3200000000" table:style-name="ce3">
            <text:p>3200000000</text:p>
          </table:table-cell>
          <table:table-cell office:value-type="float" office:value="0.76589200000000002" table:style-name="ce3">
            <text:p>0,765892</text:p>
          </table:table-cell>
          <table:table-cell table:number-columns-repeated="1638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250" table:style-name="ce3">
            <text:p>250</text:p>
          </table:table-cell>
          <table:table-cell office:value-type="float" office:value="9765625000" table:style-name="ce3">
            <text:p>9765625000</text:p>
          </table:table-cell>
          <table:table-cell office:value-type="float" office:value="1.62279" table:style-name="ce3">
            <text:p>1,62279</text:p>
          </table:table-cell>
          <table:table-cell table:number-columns-repeated="1638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300" table:style-name="ce3">
            <text:p>300</text:p>
          </table:table-cell>
          <table:table-cell office:value-type="float" office:value="24300000000" table:style-name="ce3">
            <text:p>24300000000</text:p>
          </table:table-cell>
          <table:table-cell office:value-type="float" office:value="2.6226400000000001" table:style-name="ce3">
            <text:p>2,62264</text:p>
          </table:table-cell>
          <table:table-cell table:number-columns-repeated="1638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350" table:style-name="ce3">
            <text:p>350</text:p>
          </table:table-cell>
          <table:table-cell office:value-type="float" office:value="52521875000" table:style-name="ce3">
            <text:p>52521875000</text:p>
          </table:table-cell>
          <table:table-cell office:value-type="float" office:value="4.5720200000000002" table:style-name="ce3">
            <text:p>4,57202</text:p>
          </table:table-cell>
          <table:table-cell table:number-columns-repeated="16380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400" table:style-name="ce3">
            <text:p>400</text:p>
          </table:table-cell>
          <table:table-cell office:value-type="float" office:value="102400000000" table:style-name="ce4">
            <text:p>1,02E+11</text:p>
          </table:table-cell>
          <table:table-cell office:value-type="float" office:value="6.6128499999999999" table:style-name="ce3">
            <text:p>6,61285</text:p>
          </table:table-cell>
          <table:table-cell table:number-columns-repeated="1638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450" table:style-name="ce3">
            <text:p>450</text:p>
          </table:table-cell>
          <table:table-cell office:value-type="float" office:value="184528000000" table:style-name="ce4">
            <text:p>1,85E+11</text:p>
          </table:table-cell>
          <table:table-cell office:value-type="float" office:value="8.9777100000000001" table:style-name="ce3">
            <text:p>8,97771</text:p>
          </table:table-cell>
          <table:table-cell table:number-columns-repeated="16380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500" table:style-name="ce3">
            <text:p>500</text:p>
          </table:table-cell>
          <table:table-cell office:value-type="float" office:value="312500000000" table:style-name="ce4">
            <text:p>3,13E+11</text:p>
          </table:table-cell>
          <table:table-cell office:value-type="float" office:value="12.6214" table:style-name="ce3">
            <text:p>12,6214</text:p>
          </table:table-cell>
          <table:table-cell table:number-columns-repeated="16380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550" table:style-name="ce3">
            <text:p>550</text:p>
          </table:table-cell>
          <table:table-cell office:value-type="float" office:value="503284000000" table:style-name="ce4">
            <text:p>5,03E+11</text:p>
          </table:table-cell>
          <table:table-cell office:value-type="float" office:value="16.8413" table:style-name="ce3">
            <text:p>16,8413</text:p>
          </table:table-cell>
          <table:table-cell table:number-columns-repeated="16380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600" table:style-name="ce3">
            <text:p>600</text:p>
          </table:table-cell>
          <table:table-cell office:value-type="float" office:value="777600000000" table:style-name="ce4">
            <text:p>7,78E+11</text:p>
          </table:table-cell>
          <table:table-cell office:value-type="float" office:value="21.751200000000001" table:style-name="ce3">
            <text:p>21,7512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650" table:style-name="ce3">
            <text:p>650</text:p>
          </table:table-cell>
          <table:table-cell office:value-type="float" office:value="1160290000000" table:style-name="ce4">
            <text:p>1,16E+12</text:p>
          </table:table-cell>
          <table:table-cell office:value-type="float" office:value="30.016300000000001" table:style-name="ce3">
            <text:p>30,0163</text:p>
          </table:table-cell>
          <table:table-cell table:number-columns-repeated="16380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700" table:style-name="ce3">
            <text:p>700</text:p>
          </table:table-cell>
          <table:table-cell office:value-type="float" office:value="1680700000000" table:style-name="ce4">
            <text:p>1,68E+12</text:p>
          </table:table-cell>
          <table:table-cell office:value-type="float" office:value="37.548900000000003" table:style-name="ce3">
            <text:p>37,5489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float" office:value="750" table:style-name="ce3">
            <text:p>750</text:p>
          </table:table-cell>
          <table:table-cell office:value-type="float" office:value="2373050000000" table:style-name="ce4">
            <text:p>2,37E+12</text:p>
          </table:table-cell>
          <table:table-cell office:value-type="float" office:value="45.866199999999999" table:style-name="ce3">
            <text:p>45,8662</text:p>
          </table:table-cell>
          <table:table-cell table:number-columns-repeated="16380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float" office:value="800" table:style-name="ce3">
            <text:p>800</text:p>
          </table:table-cell>
          <table:table-cell office:value-type="float" office:value="3276800000000" table:style-name="ce4">
            <text:p>3,28E+12</text:p>
          </table:table-cell>
          <table:table-cell office:value-type="float" office:value="55.280999999999999" table:style-name="ce3">
            <text:p>55,281</text:p>
          </table:table-cell>
          <table:table-cell table:number-columns-repeated="16380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850" table:style-name="ce3">
            <text:p>850</text:p>
          </table:table-cell>
          <table:table-cell office:value-type="float" office:value="4437050000000" table:style-name="ce4">
            <text:p>4,44E+12</text:p>
          </table:table-cell>
          <table:table-cell office:value-type="float" office:value="67.460700000000003" table:style-name="ce3">
            <text:p>67,4607</text:p>
          </table:table-cell>
          <table:table-cell table:number-columns-repeated="16380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900" table:style-name="ce3">
            <text:p>900</text:p>
          </table:table-cell>
          <table:table-cell office:value-type="float" office:value="5904900000000" table:style-name="ce4">
            <text:p>5,90E+12</text:p>
          </table:table-cell>
          <table:table-cell office:value-type="float" office:value="86.373500000000007" table:style-name="ce3">
            <text:p>86,3735</text:p>
          </table:table-cell>
          <table:table-cell table:number-columns-repeated="2"/>
          <table:table-cell table:style-name="ce1">
            <draw:frame draw:z-index="1" draw:id="id0" draw:style-name="a0" draw:name="Gráfico 1" svg:x="0.32143in" svg:y="0.0952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950" table:style-name="ce3">
            <text:p>950</text:p>
          </table:table-cell>
          <table:table-cell office:value-type="float" office:value="7737810000000" table:style-name="ce4">
            <text:p>7,74E+12</text:p>
          </table:table-cell>
          <table:table-cell office:value-type="float" office:value="94.997799999999998" table:style-name="ce3">
            <text:p>94,9978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000" table:style-name="ce3">
            <text:p>1000</text:p>
          </table:table-cell>
          <table:table-cell office:value-type="float" office:value="10000000000000" table:style-name="ce4">
            <text:p>1,00E+13</text:p>
          </table:table-cell>
          <table:table-cell office:value-type="float" office:value="110.29300000000001" table:style-name="ce3">
            <text:p>110,293</text:p>
          </table:table-cell>
          <table:table-cell table:number-columns-repeated="1638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400" table:style-name="ce3">
            <text:p>400</text:p>
          </table:table-cell>
          <table:table-cell office:value-type="float" office:value="3136000000" table:style-name="ce3">
            <text:p>3136000000</text:p>
          </table:table-cell>
          <table:table-cell office:value-type="float" office:value="0.80300000000000005" table:style-name="ce3">
            <text:p>0,803</text:p>
          </table:table-cell>
          <table:table-cell table:number-columns-repeated="1638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00" table:style-name="ce3">
            <text:p>200</text:p>
          </table:table-cell>
          <table:table-cell office:value-type="float" office:value="7200000000" table:style-name="ce3">
            <text:p>7200000000</text:p>
          </table:table-cell>
          <table:table-cell office:value-type="float" office:value="0.85799999999999998" table:style-name="ce3">
            <text:p>0,858</text:p>
          </table:table-cell>
          <table:table-cell table:number-columns-repeated="1638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000" table:style-name="ce3">
            <text:p>1000</text:p>
          </table:table-cell>
          <table:table-cell office:value-type="float" office:value="400000000000" table:style-name="ce4">
            <text:p>4,00E+11</text:p>
          </table:table-cell>
          <table:table-cell office:value-type="float" office:value="16.436" table:style-name="ce3">
            <text:p>16,436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float" office:value="80000000" table:style-name="ce3">
            <text:p>80000000</text:p>
          </table:table-cell>
          <table:table-cell office:value-type="float" office:value="4.3999999999999997E-2" table:style-name="ce3">
            <text:p>0,044</text:p>
          </table:table-cell>
          <table:table-cell table:number-columns-repeated="16380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463" table:style-name="ce3">
            <text:p>463</text:p>
          </table:table-cell>
          <table:table-cell office:value-type="float" office:value="135877000000" table:style-name="ce4">
            <text:p>1,36E+11</text:p>
          </table:table-cell>
          <table:table-cell office:value-type="float" office:value="5.7350000000000003" table:style-name="ce3">
            <text:p>5,735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float" office:value="10000000" table:style-name="ce3">
            <text:p>10000000</text:p>
          </table:table-cell>
          <table:table-cell office:value-type="float" office:value="1.2E-2" table:style-name="ce3">
            <text:p>0,012</text:p>
          </table:table-cell>
          <table:table-cell table:number-columns-repeated="16380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633" table:style-name="ce3">
            <text:p>633</text:p>
          </table:table-cell>
          <table:table-cell office:value-type="float" office:value="824064000000" table:style-name="ce4">
            <text:p>8,24E+11</text:p>
          </table:table-cell>
          <table:table-cell office:value-type="float" office:value="16.7" table:style-name="ce3">
            <text:p>16,7</text:p>
          </table:table-cell>
          <table:table-cell table:number-columns-repeated="16380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739" table:style-name="ce3">
            <text:p>739</text:p>
          </table:table-cell>
          <table:table-cell office:value-type="float" office:value="466542000000" table:style-name="ce4">
            <text:p>4,67E+11</text:p>
          </table:table-cell>
          <table:table-cell office:value-type="float" office:value="15.19" table:style-name="ce3">
            <text:p>15,19</text:p>
          </table:table-cell>
          <table:table-cell table:number-columns-repeated="16380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234" table:style-name="ce3">
            <text:p>234</text:p>
          </table:table-cell>
          <table:table-cell office:value-type="float" office:value="88268095656" table:style-name="ce3">
            <text:p>88268095656</text:p>
          </table:table-cell>
          <table:table-cell office:value-type="float" office:value="3.4369999999999998" table:style-name="ce3">
            <text:p>3,437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777" table:style-name="ce3">
            <text:p>777</text:p>
          </table:table-cell>
          <table:table-cell office:value-type="float" office:value="2781280000000" table:style-name="ce4">
            <text:p>2,78E+12</text:p>
          </table:table-cell>
          <table:table-cell office:value-type="float" office:value="38.988" table:style-name="ce3">
            <text:p>38,988</text:p>
          </table:table-cell>
          <table:table-cell table:number-columns-repeated="16380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float" office:value="563" table:style-name="ce3">
            <text:p>563</text:p>
          </table:table-cell>
          <table:table-cell office:value-type="float" office:value="1350710000000" table:style-name="ce4">
            <text:p>1,35E+12</text:p>
          </table:table-cell>
          <table:table-cell office:value-type="float" office:value="24.411999999999999" table:style-name="ce3">
            <text:p>24,412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000" table:style-name="ce3">
            <text:p>1000</text:p>
          </table:table-cell>
          <table:table-cell office:value-type="float" office:value="9000000000" table:style-name="ce3">
            <text:p>9000000000</text:p>
          </table:table-cell>
          <table:table-cell office:value-type="float" office:value="2.101" table:style-name="ce3">
            <text:p>2,101</text:p>
          </table:table-cell>
          <table:table-cell table:number-columns-repeated="16380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634" table:style-name="ce3">
            <text:p>634</text:p>
          </table:table-cell>
          <table:table-cell office:value-type="float" office:value="1011460000000" table:style-name="ce4">
            <text:p>1,01E+12</text:p>
          </table:table-cell>
          <table:table-cell office:value-type="float" office:value="20.533000000000001" table:style-name="ce3">
            <text:p>20,533</text:p>
          </table:table-cell>
          <table:table-cell table:number-columns-repeated="16380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float" office:value="888" table:style-name="ce3">
            <text:p>888</text:p>
          </table:table-cell>
          <table:table-cell office:value-type="float" office:value="5300020000000" table:style-name="ce4">
            <text:p>5,30E+12</text:p>
          </table:table-cell>
          <table:table-cell office:value-type="float" office:value="64.456000000000003" table:style-name="ce3">
            <text:p>64,456</text:p>
          </table:table-cell>
          <table:table-cell table:number-columns-repeated="16380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938" table:style-name="ce3">
            <text:p>938</text:p>
          </table:table-cell>
          <table:table-cell office:value-type="float" office:value="6985290000000" table:style-name="ce4">
            <text:p>6,99E+12</text:p>
          </table:table-cell>
          <table:table-cell office:value-type="float" office:value="74.102000000000004" table:style-name="ce3">
            <text:p>74,102</text:p>
          </table:table-cell>
          <table:table-cell table:number-columns-repeated="16380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699" table:style-name="ce3">
            <text:p>699</text:p>
          </table:table-cell>
          <table:table-cell office:value-type="float" office:value="1626030000000" table:style-name="ce4">
            <text:p>1,63E+12</text:p>
          </table:table-cell>
          <table:table-cell office:value-type="float" office:value="31.632000000000001" table:style-name="ce3">
            <text:p>31,632</text:p>
          </table:table-cell>
          <table:table-cell table:number-columns-repeated="16380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877" table:style-name="ce3">
            <text:p>877</text:p>
          </table:table-cell>
          <table:table-cell office:value-type="float" office:value="4103820000000" table:style-name="ce4">
            <text:p>4,10E+12</text:p>
          </table:table-cell>
          <table:table-cell office:value-type="float" office:value="54.927" table:style-name="ce3">
            <text:p>54,927</text:p>
          </table:table-cell>
          <table:table-cell table:number-columns-repeated="16380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734" table:style-name="ce3">
            <text:p>734</text:p>
          </table:table-cell>
          <table:table-cell office:value-type="float" office:value="2594530000000" table:style-name="ce4">
            <text:p>2,59E+12</text:p>
          </table:table-cell>
          <table:table-cell office:value-type="float" office:value="40.274999999999999" table:style-name="ce3">
            <text:p>40,275</text:p>
          </table:table-cell>
          <table:table-cell table:number-columns-repeated="16380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855" table:style-name="ce3">
            <text:p>855</text:p>
          </table:table-cell>
          <table:table-cell office:value-type="float" office:value="5290220000000" table:style-name="ce4">
            <text:p>5,29E+12</text:p>
          </table:table-cell>
          <table:table-cell office:value-type="float" office:value="62.366" table:style-name="ce3">
            <text:p>62,366</text:p>
          </table:table-cell>
          <table:table-cell table:number-columns-repeated="16380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933" table:style-name="ce3">
            <text:p>933</text:p>
          </table:table-cell>
          <table:table-cell office:value-type="float" office:value="7641670000000" table:style-name="ce4">
            <text:p>7,64E+12</text:p>
          </table:table-cell>
          <table:table-cell office:value-type="float" office:value="71.305999999999997" table:style-name="ce3">
            <text:p>71,306</text:p>
          </table:table-cell>
          <table:table-cell table:number-columns-repeated="1638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dc:creator>Pedro Miguel Andrade da Costa Vicente</dc:creator>
    <meta:creation-date>2024-12-05T10:55:34Z</meta:creation-date>
    <dc:date>2024-12-05T20:00:26Z</dc:date>
    <meta:editing-cycles>1</meta:editing-cycles>
    <meta:editing-duration>PT42S</meta:editing-duration>
    <meta:user-defined meta:name="ProgId">Excel.Sheet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Relação entre a complexidade e o tempo de execução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D$1" chart:values-cell-range-address="Sheet1.$D$2:.$D$41" chart:class="chart:scatter" chart:attached-axis="primary-y" chart:style-name="G0S0">
            <chart:domain table:cell-range-address="Sheet1.$C$2:.$C$41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4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